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  <form:button form:name="TestsAccWriterButton" form:control-implementation="ooo:com.sun.star.form.component.CommandButton" xml:id="control13" form:id="control13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ccWriter?language=Basic&amp;location=application" xlink:type="simple"/>
              </office:event-listeners>
            </form:button>
            <form:button form:name="ClearAccWriterButton" form:control-implementation="ooo:com.sun.star.form.component.CommandButton" xml:id="control14" form:id="control1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c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  <draw:control draw:z-index="12" draw:text-style-name="P1" svg:width="1.4cm" svg:height="0.8cm" svg:x="0.4cm" svg:y="14.674cm" draw:control="control13"/>
          <draw:control draw:z-index="13" draw:text-style-name="P1" svg:width="1.4cm" svg:height="0.8cm" svg:x="0.4cm" svg:y="15.674cm" draw:control="control14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5-11" calcext:value-type="date">
            <text:p>11. Mai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/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Ac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0:23:41.511478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5-11T01:34:11.983237507</dc:date>
    <meta:editing-duration>P3DT2H48M43S</meta:editing-duration>
    <meta:editing-cycles>255</meta:editing-cycles>
    <meta:generator>LibreOffice/7.0.4.2$Linux_X86_64 LibreOffice_project/00$Build-2</meta:generator>
    <meta:document-statistic meta:table-count="1" meta:cell-count="101" meta:object-count="14"/>
  </office:meta>
</office:document-meta>
</file>